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l contesto di un programma, la suddivisione più fondamentale da fare è tra unità di elaborazione e unità di interfaccia. Queste due sono collegate tra loro da un'unità di memoria, che ha il compito di collezionare un insieme di strutture dati che sono in comune tra l'unità di elaborazione e l'unità di interfaccia. Queste strutture dati vengono utilizzate dall'unità di interfaccia per passare i dati da elaborare all'unità di elaborazione, e per segnalare quando è possibile proseguire con l'elaborazione, ma vengono anche usate dall'unità di elaborazione per passare i dati elaborati all'unità di interfaccia, e per segnalare quando è possibile proseguire con le operazioni di input/output.<text:line-break/><text:line-break/>Vediamo cosa deve fare l'unità di elaborazione.<text:line-break/>- costruire una matrice di tessere<text:line-break/>- ordinare casualmente la matrice<text:line-break/>- spostare una tessera<text:line-break/>- verificare le condizioni di vittoria<text:line-break/><text:line-break/>Proviamo ad immaginare uno scenario di esecuzione del programma. Il programma inizia, l'unità I chiede all'utente le dimensioni della matrice ed il numero di tessere (e magari altre cose ancora utili alla parte di interfaccia). Con queste informazioni è già possibile costruire una matrice. Dunque, quando queste informazioni sono state raccolte, l'unità I le scrive all'interno di apposite strutture dati nell'unità M e lancia un segnale per passare il controllo all'unità C. Questa legge le nuove informazioni, costruisce una nuova matrice secondo le specifiche, la ordina casualmente, e deve passare questi dati all'unità I per la visualizzazione. Questo significa che M dovrà contenere la lista delle tessere ordinate casualmente, e C dovrà inviare un segnale a I per passargli il controllo. A questo punto I visualizza sullo schermo la matrice iniziale, e aspetta i comandi dell'utente. L'utente può quindi fare cose diverse:<text:line-break/>- ordinare nuovamente la matrice<text:line-break/>- fare una mossa<text:line-break/>- chiudere il gioco<text:line-break/>- salvare la partita<text:line-break/>- caricare una nuova partita<text:line-break/>- ....<text:line-break/>A seconda del comando, I deve inviare messaggi diversi a C per indicargli cosa fare. Questo significa che C deve essere predisposto per rispondere a eventi particolari.<text:line-break/><text:line-break/>Una cosa da osservare è che una soluzione più semplice sarebbe quella di lasciare l'organizzazione del programma in mano alla parte grafica, facendo sì che sia quest'ultima ad invocare direttamente le funzioni dell'interfaccia della parte logica nel momento in cui serve. Questo però significherebbe riprogrammare tutto il controllo del programma ogni volta che si vuole cambiare interfaccia utente. La gestione del controllo del programma è naturale che sia affidata alla parte logica.<text:line-break/><text:line-break/>Dunque, è la parte logica che comanda il gioco. La funzione main() si trova nella parte logica, quindi l'esecuzione del programma comincia da lì. La prima cosa da fare è inviare delle informazioni all'utente e chiedergli le dimensioni della matrice ed il numero di tessere. Questi dati potrebbero essere definiti: geometria della matrice, o qualcosa di simile. Siccome l'unità C non deve sapere com'è fatta l'interfaccia, genera un evento di richiesta di informazioni sulla geometria della matrice. L'unità I, comunque sia fatta, risponderà generando un evento di risposta che segnala che le informazioni sulla geometria sono state raccolte all'interno di M. L'unità C gestisce questo evento andando a leggere quei dati in M, e prosegue l'esecuzione creando una nuova matrice, ordinandola casualmente, e salvandola in M. Una volta fatto questo C genera un evento che avvisa il programma che la matrice è stata inizializzata, e il controllo passa ad I, il quale aspetta il comando dell'utente.<text:line-break/><text:line-break/>Ora, bisognerà scegliere a quali eventi può rispondere C<text:line-break/>- tentativo di spostamento di una tessera, (a cui si risponde con un evento che indica se la tessera è <text:soft-page-break/>stata mossa oppure no.)<text:line-break/>- calcolo di una nuova configurazione ordinata, a cui si risponde con un evento che indica che la matrice è pronta per la lettura<text:line-break/>- chiusura del programma, a cui si risponde in quache modo, a seconda che si voglia permettere di salvare, o di stampare un messaggio, ecc.<text:line-break/><text:line-break/>C'è poi un evento generato autonomamente da C, quando si accorge che l'utente ha vinto.<text:line-break/><text:line-break/>L'interfaccia tra parte logica e parte grafica è dunque l'insieme di eventi e la parte dati. Tutte le parti grafiche dovranno essere conformi all'architettura di dati ed eventi stabilita, e lo stesso vale per tutte le parti logiche.<text:line-break/><text:line-break/>EVENTI GENERATI DA C<text:tab/><text:tab/><text:tab/><text:tab/>EVENTI A CUI C RISPONDE<text:line-break/><text:tab/>Start<text:tab/><text:tab/><text:tab/><text:tab/><text:tab/><text:tab/><text:tab/><text:tab/>End<text:line-break/><text:tab/>Matrice pronta<text:tab/><text:tab/><text:tab/><text:tab/><text:tab/><text:tab/>Inizializzazione richiesta<text:line-break/><text:tab/>Vittoria<text:tab/><text:tab/><text:tab/><text:tab/><text:tab/><text:tab/><text:tab/>Spostamento<text:line-break/><text:tab/>Chiusura in corso<text:tab/><text:tab/><text:tab/><text:tab/><text:tab/>Chiusura richiesta<text:line-break/><text:line-break/>Consideriamo il seguente scenario dal punto di vista dell'utente: (0)avvio -&gt; (1)inserimento geometria matrice -&gt; (2)spostamento -&gt; (3)spostamento -&gt; (4)spostamento -&gt; (5)nuova partita -&gt; (6)inserimento geometria matrice -&gt; (7)spostamento -&gt; (8)spostamento -&gt; (9)messaggio di vittoria -&gt; (10)esci<text:line-break/><text:line-break/>Questo scenario, dal punto di vista del dialogo ad eventi, diventerà: *0* C: start -&gt; *1* I: Inizializzazione richiesta -&gt; C: Matrice pronta -&gt; *2* I: Spostamento -&gt; C: Matrice pronta -&gt; *3* I: Spostamento -&gt; C: Matrice pronta -&gt; *4* I: Spostamento -&gt; C: Matrice pronta -&gt; *5* *6* I: Inizializzazione richiesta -&gt; C: Matrice pronta -&gt; *7* I: Spostamento -&gt; C: Matrice pronta -&gt; *8* I: Spostamento -&gt; C: Vittoria -&gt; *9* *10* I: Chiusura richiesta -&gt; C: Chiusura in corso -&gt; I: End -&gt; [Il controllo ritorna a C, che chiude automaticamente].<text:line-break/><text:line-break/>DATI SCRITTI DA C<text:tab/><text:tab/><text:tab/><text:tab/><text:tab/>DATI LETTI DA C<text:line-break/><text:tab/>Matrice<text:tab/><text:tab/><text:tab/><text:tab/><text:tab/><text:tab/><text:tab/>Matrice<text:line-break/><text:tab/><text:tab/><text:tab/><text:tab/><text:tab/><text:tab/><text:tab/><text:tab/><text:tab/>Spostamento<text:line-break/><text:line-break/>Rivediamo lo stesso scenario, dal punto di vista dei dati: *0* [C avvia il programma e passa il controllo ad I] -&gt; *1* I: scrittura matrice -&gt; C: lettura matrice -&gt; C: scrittura matrice -&gt; I: lettura matrice -&gt; *2* I: scrittura spostamento -&gt; C: lettura spostamento -&gt; C: scrittura matrice -&gt; I: lettura matrice -&gt; *3* I: scrittura spostamento -&gt; C: lettura spostamento -&gt; C: scrittura matrice -&gt; I: lettura matrice -&gt; *4* I: scrittura spostamento -&gt; C: lettura spostamento -&gt; C: scrittura matrice -&gt; I: lettura matrice -&gt; *5* *6* I: scrittura matrice -&gt; C: lettura matrice -&gt; C: scrittura matrice -&gt; I: lettura matrice -&gt; *7* I: scrittura spostamento -&gt; C: lettura spostamento -&gt; C: scrittura matrice -&gt; I: lettura matrice -&gt; *8* I: scrittura spostamento -&gt; C: lettura spostamento -&gt; C: scrittura matrice -&gt; I: lettura matrice -&gt; *9* *10* [il controllo infine ritorna a C, che termina l'esecuzione]<text:line-break/><text:line-break/>Combiniamo le due parti:<text:line-break/>(0) C: start<text:line-break/>(1) I: scrittura matrice -&gt; I: inizializzazione richiesta -&gt; C: lettura matrice -&gt; C: scrittura matrice -&gt; C: matrice pronta -&gt; I: lettura matrice<text:line-break/>(2) I: scrittura spostamento -&gt; I: spostamento -&gt; C: lettura spostamento -&gt; C: scrittura matrice -&gt; C: matrice pronta -&gt; I: lettura matrice<text:line-break/>(3) (4) come (2)<text:line-break/>(5)<text:line-break/><text:soft-page-break/>(6) come (1)<text:line-break/>(7) come (2)<text:line-break/>(8) I: scrittura spostamento -&gt; I: spostamento -&gt; C: lettura spostamento -&gt; C: scrittura matrice -&gt; C: vittoria -&gt; I: lettura matrice<text:line-break/>(9) I: chiusura richiesta -&gt; C: chiusura in corso -&gt; end<text:line-break/><text:line-break/>Questo è tutto quello che serve sapere per descrivere il programma. Le modalità tramite le quali C ed I risponderanno agli eventi dipenderanno dall'implementazione. Qualunque cosa abbiano in mente i progettisti, è sufficiente che le loro unità generino e rispondano a questi eventi, e leggano e scrivano quei dati.<text:line-break/><text:line-break/>Possiamo allora provare a passare all'implementazione dell'unità C. Siccome l'architettura progettata dovrebbe consentirci di cambiare implementazione a piacimento, possiamo cominciare con una implementazione semplice, anche che non rispetti bene il principio della separazione delle competenze.<text:line-break/><text:line-break/>Prima di partire, decidiamo come implementare in maniera semplice il meccanismo degli eventi. Una unità che si aspetta di dover rispondere ad un evento esegue, dal suo avvio alla sua terminazione, un ciclo ininterrotto, che all'inizio di ogni iterazione controlla se è arrivato qualche evento. Gli eventi vengono salvati all'interno di strutture dati appositamente predisposte. Chi genera l'evento scrive un nuovo evento nella struttura dati, e tipicamente prosegue con la sua esecuzione. Chi legge l'evento controlla in continuazione la struttura dati e, se vede comparire un nuovo evento, lo gestisce. Una volta che l'evento è stato gestito, deve essere rimosso dalla struttura dati. La struttura dati è unica per tutti gli eventi, per cui ogni evento dovrà portare con sé alcune informazioni riguardo chi ha generato l'evento, e l'ordine in cui si trova l'evento nella lista degli eventi, perché può capitare che nel tempo che ci impiega un metodo ad essere eseguito (durante il quale l'unità non può controllare i nuovi eventi) siano arrivati più di un nuovo evento nella lista, e quelli devono essere gestiti nell'ordine giust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Zamuner</meta:initial-creator>
    <meta:creation-date>2011-04-18T15:04:19.66</meta:creation-date>
    <meta:document-statistic meta:table-count="0" meta:image-count="0" meta:object-count="0" meta:page-count="3" meta:paragraph-count="1" meta:word-count="1368" meta:character-count="8683"/>
    <dc:date>2011-04-18T15:05:31.28</dc:date>
    <dc:creator>Michele Zamuner</dc:creator>
    <meta:editing-duration>PT00H01M11S</meta:editing-duration>
    <meta:editing-cycles>1</meta:editing-cycles>
    <meta:generator>OpenOffice.org/3.2$Win32 OpenOffice.org_project/320m18$Build-9502</meta:generator>
  </office:meta>
</office:document-meta>
</file>